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b67ea" officeooo:paragraph-rsid="001b67ea"/>
    </style:style>
    <style:style style:name="P2" style:family="paragraph" style:parent-style-name="Standard">
      <style:paragraph-properties fo:text-align="justify" style:justify-single-word="false"/>
      <style:text-properties officeooo:rsid="001cd1b6" officeooo:paragraph-rsid="001cd1b6"/>
    </style:style>
    <style:style style:name="P3" style:family="paragraph" style:parent-style-name="Standard">
      <style:paragraph-properties fo:text-align="justify" style:justify-single-word="false"/>
      <style:text-properties officeooo:rsid="001f1234" officeooo:paragraph-rsid="001f1234"/>
    </style:style>
    <style:style style:name="P4" style:family="paragraph" style:parent-style-name="Standard">
      <style:paragraph-properties fo:text-align="justify" style:justify-single-word="false"/>
      <style:text-properties officeooo:rsid="001f1234" officeooo:paragraph-rsid="001f1234"/>
    </style:style>
    <style:style style:name="P5" style:family="paragraph" style:parent-style-name="Standard">
      <style:paragraph-properties fo:text-align="justify" style:justify-single-word="false"/>
      <style:text-properties officeooo:rsid="00236317" officeooo:paragraph-rsid="00236317"/>
    </style:style>
    <style:style style:name="P6" style:family="paragraph" style:parent-style-name="Standard">
      <style:paragraph-properties fo:text-align="justify" style:justify-single-word="false"/>
      <style:text-properties officeooo:rsid="0024ed9e" officeooo:paragraph-rsid="0024ed9e"/>
    </style:style>
    <style:style style:name="T1" style:family="text">
      <style:text-properties officeooo:rsid="001cd1b6"/>
    </style:style>
    <style:style style:name="T2" style:family="text">
      <style:text-properties officeooo:rsid="001d0b61"/>
    </style:style>
    <style:style style:name="T3" style:family="text">
      <style:text-properties officeooo:rsid="001d60ad"/>
    </style:style>
    <style:style style:name="T4" style:family="text">
      <style:text-properties officeooo:rsid="001f1234"/>
    </style:style>
    <style:style style:name="T5" style:family="text">
      <style:text-properties officeooo:rsid="002102f5"/>
    </style:style>
    <style:style style:name="T6" style:family="text">
      <style:text-properties officeooo:rsid="002168bd"/>
    </style:style>
    <style:style style:name="T7" style:family="text">
      <style:text-properties officeooo:rsid="0025af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gorithmes</text:p>
      <text:p text:style-name="P1"/>
      <text:p text:style-name="P1"><text:span text:style-name="T4">D</text:span>étection des d’appartenance d'un point :</text:p>
      <text:p text:style-name="P1"/>
      <text:p text:style-name="P1">sur les ensembles :</text:p>
      <text:p text:style-name="P1"/>
      <text:p text:style-name="P1"><text:tab/>Chaque <text:span text:style-name="T1">ensemble</text:span>, intersections et réunions, contient <text:span text:style-name="T3">chac</text:span>un des éléments qui le compose. Pour <text:span text:style-name="T3">effectuer</text:span> la détection un ensemble se <text:span text:style-name="T3">contente</text:span> donc de vérifier si le point donné appartient ou non aux éléments qui le compose. Cette opération peut sembler coûteuse mais permet de ne pas avoir les problèmes d’imprécision due au<text:span text:style-name="T6">x</text:span> arrondi<text:span text:style-name="T6">s</text:span> qui serai<text:span text:style-name="T6">en</text:span>t apparu<text:span text:style-name="T6">s</text:span> lors du calcul d'une forme qui résumerait cet ensemble. De plus il est facile de ne pas étudier chaque sous-forme dans <text:span text:style-name="T1">les</text:span> nombreux cas <text:span text:style-name="T1">que représentent les réponses négatives.</text:span></text:p>
      <text:p text:style-name="P1"/>
      <text:p text:style-name="P2">Il apparaît donc qu'une détection efficace des « hit » sur les formes élémentaire est primordiale.</text:p>
      <text:p text:style-name="P2"/>
      <text:p text:style-name="P2">Sur un segment</text:p>
      <text:p text:style-name="P2"/>
      <text:p text:style-name="P2"><text:tab/>La détection des hit sur un segment se base sur l’équation de la droite correspondant au segment avec tout d'abord vérification de l’appartenance au rectangle dont la diagonale est le segment considéré. Cette méthode est relativement complexe, car elle nécessite en plus de quelques additions une multiplication et surtout une division, toute fois ces calculs reste<text:span text:style-name="T6">nt</text:span> rapides et ne posent pas de problèmes de performance.</text:p>
      <text:p text:style-name="P2"/>
      <text:p text:style-name="P2">Sur un rectangle</text:p>
      <text:p text:style-name="P2"/>
      <text:p text:style-name="P2"><text:tab/>La détection des hit sur un rectangle et ici triviale vu qu'elle se compose de quelques comparaisons par rapport aux valeurs max et min de la figure suivant les deux axes une opération très rapide.</text:p>
      <text:p text:style-name="P2"/>
      <text:p text:style-name="P2">Sur un Polygone convexe</text:p>
      <text:p text:style-name="P2"/>
      <text:p text:style-name="P2"><text:tab/>La détection des hit sur un polygone convexe détermine si un point appartient à la figure en cherchant un segment <text:span text:style-name="T6">s</text:span>e situant au-dessus du point et un en dessous. La grande <text:span text:style-name="T4">majorité</text:span> des cas sont traités en quelques conditions. <text:span text:style-name="T6">L</text:span>es cas les plus compliqu<text:span text:style-name="T6">és</text:span> quant à eu<text:span text:style-name="T2">x</text:span> utilise<text:span text:style-name="T6">nt </text:span>le même système que pour les segments en utilis<text:span text:style-name="T6">a</text:span>nt l'équation du côté considér<text:span text:style-name="T6">é</text:span>. <text:span text:style-name="T2">Cette méthode traite donc les côtés un par un juste à en trouver un au-dessus et un en dessous ou bien jusqu’à trouver un point appartenant à un côté. Bien que relativement lourds sur les polygones ayant de nombreux cotés, cette technique reste capable de traiter tous les côtés sauf dans le pire des cas deux d'entre eux juste en faisant quelques comparaisons de valeur ce qui lui permet de rester très efficace.</text:span></text:p>
      <text:p text:style-name="P2"/>
      <text:p text:style-name="P3">Détection de la convexité d'un polygone</text:p>
      <text:p text:style-name="P3"/>
      <text:p text:style-name="P3"><text:tab/>Afin de <text:span text:style-name="T5">vérifier</text:span> qu'un polygone est bien convexe, nous vérifions que <text:span text:style-name="T6">le sinus de l'angle entre deux points formant un côté du polygone et un autre point du polygone reste toujours de même signe opération que nous répétons pour toutes les combinaisons possibles dans le polygone. Cette opération est assez lourde en calcul mais nous assure que le polygone et bien convexe et nous permet notamment de détecter les polygones croisés et repliées sur eux-mêmes.</text:span></text:p>
      <text:p text:style-name="P3"/>
      <text:p text:style-name="P5">Structures de données :</text:p>
      <text:p text:style-name="P5"/>
      <text:p text:style-name="P5">L'ensemble des formes :</text:p>
      <text:p text:style-name="P3"/>
      <text:p text:style-name="P6"><text:soft-page-break/><text:tab/>Les formes géométriques gérées par l'éditeur sont toutes contenues dans un dictionnaire attribut de la classe ShapeHandler, avec comme clé le nom donné par l'utilisateur à la forme. Comme on vérifie à chaque création de forme que le nom donné n'existe pas déjà, la structure est appropriée car la clé est alors unique. De plus la recherche d'une forme dans le dictionnaire, notamment pour déterminer l'appartenance d'un point, pour faire une suppression, une union, une intersection, ou pour bouger la forme, la performance est constamment en logarithme à base 2 du nombre de formes dans le modèle. Cette performance est meilleure que la plupart des autres structures pour la recherche, sauf pour la table de hachage, et encore pour un nombre limité de formes.</text:p>
      <text:p text:style-name="P6"/>
      <text:p text:style-name="P6">Les gestionnaires des UNDO/REDO :</text:p>
      <text:p text:style-name="P6"/>
      <text:p text:style-name="P6"><text:tab/><text:span text:style-name="T7">A chaque commande pouvant être annulée (refaite), la commande inverse, ou liste de commandes inverses, est stockée dans une pile sous forme de chaînes de caractère de UNDO (REDO). Cette pile permet à l'appel de UNDO (REDO) de récupérer avec une performance en o(1) la commande à faire pour annuler (refaire) la dernière commande effectuée non annulée (refaite). Par ailleurs, à chaque exécution d'une commande modifiant le modèle, la pile des REDO est vidée car elle n'a plus de s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ix</meta:initial-creator>
    <meta:creation-date>2016-02-04T17:23:09.343011010</meta:creation-date>
    <dc:date>2016-02-05T12:53:10.624894362</dc:date>
    <meta:editing-duration>PT31M13S</meta:editing-duration>
    <meta:editing-cycles>5</meta:editing-cycles>
    <meta:generator>LibreOffice/4.2.8.2$Linux_X86_64 LibreOffice_project/420$Build-2</meta:generator>
    <meta:document-statistic meta:table-count="0" meta:image-count="0" meta:object-count="0" meta:page-count="2" meta:paragraph-count="18" meta:word-count="653" meta:character-count="3966" meta:non-whitespace-character-count="3324"/>
  </office:meta>
</office:document-meta>
</file>